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egoeUI,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171717" style:font-name="Segoe UI" fo:font-size="12pt" fo:letter-spacing="normal" fo:font-style="normal" fo:font-weight="normal"/>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171717" style:font-name="Segoe UI" fo:font-size="12pt" fo:letter-spacing="normal" fo:font-style="normal" fo:font-weight="normal"/>
    </style:style>
    <style:style style:name="P3"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5" style:family="paragraph" style:parent-style-name="Text_20_body" style:list-style-name="L2">
      <style:paragraph-properties fo:margin-top="0in" fo:margin-bottom="0in" fo:orphans="2" fo:widows="2" fo:padding="0in" fo:border="none"/>
      <style:text-properties fo:font-variant="normal" fo:text-transform="none" fo:color="#171717" style:font-name="Segoe UI" fo:font-size="12pt" fo:letter-spacing="normal" fo:font-style="normal" fo:font-weight="normal"/>
    </style:style>
    <style:style style:name="P6" style:family="paragraph" style:parent-style-name="Heading_20_1">
      <style:text-properties fo:font-variant="normal" fo:text-transform="none" fo:color="#171717" style:font-name="Segoe UI" fo:font-size="14pt" fo:letter-spacing="normal" fo:font-style="normal" fo:font-weight="bold" style:font-size-asian="14pt" style:font-size-complex="14pt"/>
    </style:style>
    <style:style style:name="P7" style:family="paragraph" style:parent-style-name="Heading_20_2">
      <style:text-properties fo:font-variant="normal" fo:text-transform="none" fo:color="#171717" style:font-name="Segoe UI" fo:font-size="14pt" fo:letter-spacing="normal" fo:font-style="normal" fo:font-weight="bold" style:font-size-asian="14pt" style:font-size-complex="14pt"/>
    </style:style>
    <style:style style:name="T1" style:family="text">
      <style:text-properties fo:font-weight="bold"/>
    </style:style>
    <style:style style:name="T2" style:family="text">
      <style:text-properties fo:font-variant="normal" fo:text-transform="none" fo:color="#171717" style:font-name="Segoe UI" fo:font-size="12pt" fo:letter-spacing="normal" fo:font-style="normal" fo:font-weight="bold"/>
    </style:style>
    <style:style style:name="T3" style:family="text">
      <style:text-properties fo:font-variant="normal" fo:text-transform="none" fo:color="#171717" style:font-name="Segoe UI" fo:font-size="12pt" fo:letter-spacing="normal" fo:font-style="normal" fo:font-weight="normal"/>
    </style:style>
    <style:style style:name="T4" style:family="text">
      <style:text-properties fo:font-variant="normal" fo:text-transform="none" fo:color="#171717" style:text-line-through-style="none" style:font-name="Segoe UI" fo:font-size="12pt" fo:letter-spacing="normal"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39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9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what-is-windows-communication-foundation"/>What Is Windows Communication Foundation:</text:h>
      <text:p text:style-name="P1"><text:tab/>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 A few sample scenarios include:</text:p>
      <text:list xml:id="list4393198209584094141" text:style-name="L2">
        <text:list-item>
          <text:p text:style-name="P5">A secure service to process business transactions.</text:p>
        </text:list-item>
        <text:list-item>
          <text:p text:style-name="P5">A service that supplies current data to others, such as a traffic report or other monitoring service.</text:p>
        </text:list-item>
        <text:list-item>
          <text:p text:style-name="P5">A chat service that allows two people to communicate or exchange data in real time.</text:p>
        </text:list-item>
        <text:list-item>
          <text:p text:style-name="P5">A dashboard application that polls one or more services for data and presents it in a logical presentation.</text:p>
        </text:list-item>
        <text:list-item>
          <text:p text:style-name="P5">Exposing a workflow implemented using Windows Workflow Foundation as a WCF service.</text:p>
        </text:list-item>
        <text:list-item>
          <text:p text:style-name="P5">A Silverlight application to poll a service for the latest data feeds.</text:p>
        </text:list-item>
        <text:list-item>
          <text:p text:style-name="P5">While creating such applications was possible prior to the existence of WCF, WCF makes the development of endpoints easier than ever. In summary, WCF is designed to offer a manageable approach to creating Web services and Web service clients.</text:p>
        </text:list-item>
      </text:list>
      <text:h text:style-name="P7" text:outline-level="2"><text:bookmark text:name="features-of-wcf"/>Features of WCF:</text:h>
      <text:p text:style-name="P1">WCF includes the following set of features:</text:p>
      <text:p text:style-name="P1"><text:span text:style-name="Strong_20_Emphasis"><text:span text:style-name="T1">Service Orientation</text:span></text:span></text:p>
      <text:list xml:id="list7031967785000366728" text:style-name="L3">
        <text:list-header>
          <text:p text:style-name="P3"><text:span text:style-name="T3">One consequence of using WS standards is that WCF enables you to create </text:span><text:span text:style-name="Emphasis"><text:span text:style-name="T3">service oriented </text:span></text:span><text:span text:style-name="T3">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text:span></text:p>
        </text:list-header>
      </text:list>
      <text:p text:style-name="P1"/>
      <text:p text:style-name="P4"><text:span text:style-name="Strong_20_Emphasis"><text:span text:style-name="T2">Interoperability</text:span></text:span></text:p>
      <text:p text:style-name="P2">WCF implements modern industry standards for Web service interoperability.</text:p>
      <text:p text:style-name="Standard"/>
      <text:p text:style-name="P4"><text:span text:style-name="Strong_20_Emphasis"><text:span text:style-name="T2">Multiple Message Patterns</text:span></text:span></text:p>
      <text:p text:style-name="P2">Messages are exchanged in one of several patterns. The most common pattern is the 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text:p>
      <text:p text:style-name="Standard"/>
      <text:p text:style-name="P4"><text:span text:style-name="Strong_20_Emphasis"><text:span text:style-name="T2"/></text:span></text:p>
      <text:p text:style-name="P4"/>
      <text:p text:style-name="P4"><text:soft-page-break/><text:span text:style-name="Strong_20_Emphasis"><text:span text:style-name="T2">1. Service Metadata</text:span></text:span></text:p>
      <text:p text:style-name="P2">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text:p>
      <text:p text:style-name="Standard"/>
      <text:p text:style-name="P4"><text:span text:style-name="Strong_20_Emphasis"><text:span text:style-name="T2">2. Data Contracts</text:span></text:span></text:p>
      <text:p text:style-name="P2">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text:p>
      <text:p text:style-name="Standard"/>
      <text:p text:style-name="P4"><text:span text:style-name="Strong_20_Emphasis"><text:span text:style-name="T2">3. Security</text:span></text:span></text:p>
      <text:p text:style-name="P2">Messages can be encrypted to protect privacy and you can require users to authenticate themselves before being allowed to receive messages. Security can be implemented using well-known standards such as SSL or WS-SecureConversation.</text:p>
      <text:p text:style-name="Standard"/>
      <text:p text:style-name="P4"><text:span text:style-name="Strong_20_Emphasis"><text:span text:style-name="T2">4. Multiple Transports and Encodings</text:span></text:span></text:p>
      <text:p text:style-name="P2">Messages can be sent on any of several built-in transport protocols and encodings. The most common protocol and encoding is to send text encoded SOAP messages using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text:p>
      <text:p text:style-name="Standard"/>
      <text:p text:style-name="P4"><text:span text:style-name="Strong_20_Emphasis"><text:span text:style-name="T2">5. Reliable and Queued Messages</text:span></text:span></text:p>
      <text:p text:style-name="P2">WCF supports reliable message exchange using reliable sessions implemented over WS-Reliable Messaging and using MSMQ.</text:p>
      <text:p text:style-name="Standard"/>
      <text:p text:style-name="P4"><text:span text:style-name="Strong_20_Emphasis"><text:span text:style-name="T2">6. Durable Messages</text:span></text:span></text:p>
      <text:p text:style-name="P4"><text:span text:style-name="T3">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text:span></text:p>
      <text:p text:style-name="Standard"/>
      <text:p text:style-name="P4"><text:span text:style-name="Strong_20_Emphasis"><text:span text:style-name="T2">7. Transactions</text:span></text:span></text:p>
      <text:p text:style-name="P4"><text:span text:style-name="T3">WCF also supports transactions using one of three transaction models: WS-AtomicTransactions, the APIs in the </text:span><text:a xlink:type="simple" xlink:href="https://docs.microsoft.com/en-us/dotnet/api/system.transactions" text:style-name="Internet_20_link" text:visited-style-name="Visited_20_Internet_20_Link">System.Transactions</text:a><text:span text:style-name="T4"> </text:span><text:span text:style-name="T3">namespace, and Microsoft Distributed Transaction Coordinator.</text:span></text:p>
      <text:p text:style-name="Standard"/>
      <text:p text:style-name="P4"><text:soft-page-break/><text:span text:style-name="Strong_20_Emphasis"><text:span text:style-name="T2">8. AJAX and REST Support</text:span></text:span></text:p>
      <text:p text:style-name="P2">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text:p>
      <text:p text:style-name="Standard"/>
      <text:p text:style-name="P4"><text:span text:style-name="Strong_20_Emphasis"><text:span text:style-name="T2">9. Extensibility</text:span></text:span></text:p>
      <text:p text:style-name="P2">The WCF architecture has a number of extensibility points. If extra capability is required, there are a number of entry points that allow you to customize the behavior of a serv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egoeUI,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1S</meta:editing-duration>
    <meta:editing-cycles>5</meta:editing-cycles>
    <meta:generator>OpenOffice/4.1.1$Win32 OpenOffice.org_project/411m6$Build-9775</meta:generator>
    <dc:date>2021-01-05T12:50:20.41</dc:date>
    <dc:creator>Shailendra Saini</dc:creator>
    <meta:document-statistic meta:table-count="0" meta:image-count="0" meta:object-count="0" meta:page-count="3" meta:paragraph-count="35" meta:word-count="899" meta:character-count="5597"/>
    <meta:user-defined meta:name="Info 1"/>
    <meta:user-defined meta:name="Info 2"/>
    <meta:user-defined meta:name="Info 3"/>
    <meta:user-defined meta:name="Info 4"/>
  </office:meta>
</office:document-meta>
</file>